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023d" officeooo:paragraph-rsid="00124437"/>
    </style:style>
    <style:style style:name="P2" style:family="paragraph" style:parent-style-name="Standard">
      <style:text-properties officeooo:rsid="0011023d" officeooo:paragraph-rsid="001bfdbf"/>
    </style:style>
    <style:style style:name="P3" style:family="paragraph" style:parent-style-name="Standard">
      <style:text-properties officeooo:rsid="0011023d" officeooo:paragraph-rsid="00220c0a"/>
    </style:style>
    <style:style style:name="P4" style:family="paragraph" style:parent-style-name="Standard">
      <style:text-properties officeooo:rsid="0011023d" officeooo:paragraph-rsid="002a34ee"/>
    </style:style>
    <style:style style:name="P5" style:family="paragraph" style:parent-style-name="Standard">
      <style:text-properties officeooo:rsid="00124437" officeooo:paragraph-rsid="00124437"/>
    </style:style>
    <style:style style:name="P6" style:family="paragraph" style:parent-style-name="Standard">
      <style:text-properties officeooo:rsid="0013ceff" officeooo:paragraph-rsid="0013ceff"/>
    </style:style>
    <style:style style:name="P7" style:family="paragraph" style:parent-style-name="Standard">
      <style:text-properties officeooo:rsid="0013ceff" officeooo:paragraph-rsid="0015fcf5"/>
    </style:style>
    <style:style style:name="P8" style:family="paragraph" style:parent-style-name="Standard">
      <style:text-properties officeooo:rsid="0013e9a3" officeooo:paragraph-rsid="0013e9a3"/>
    </style:style>
    <style:style style:name="P9" style:family="paragraph" style:parent-style-name="Standard">
      <style:text-properties officeooo:rsid="0013e9a3" officeooo:paragraph-rsid="0013ceff"/>
    </style:style>
    <style:style style:name="P10" style:family="paragraph" style:parent-style-name="Standard">
      <style:text-properties officeooo:rsid="001bfdbf" officeooo:paragraph-rsid="001bfdbf"/>
    </style:style>
    <style:style style:name="P11" style:family="paragraph" style:parent-style-name="Standard">
      <style:text-properties fo:font-weight="bold" officeooo:rsid="001bfdbf" officeooo:paragraph-rsid="001bfdbf" style:font-weight-asian="bold" style:font-weight-complex="bold"/>
    </style:style>
    <style:style style:name="P12" style:family="paragraph" style:parent-style-name="Standard">
      <style:text-properties fo:font-weight="bold" officeooo:rsid="001bfdbf" officeooo:paragraph-rsid="0013e9a3" style:font-weight-asian="bold" style:font-weight-complex="bold"/>
    </style:style>
    <style:style style:name="P13" style:family="paragraph" style:parent-style-name="Standard">
      <style:text-properties fo:font-weight="bold" officeooo:rsid="00124437" officeooo:paragraph-rsid="00124437" style:font-weight-asian="bold" style:font-weight-complex="bold"/>
    </style:style>
    <style:style style:name="P14" style:family="paragraph" style:parent-style-name="Standard">
      <style:text-properties officeooo:rsid="001ee8a7" officeooo:paragraph-rsid="001ee8a7"/>
    </style:style>
    <style:style style:name="P15" style:family="paragraph" style:parent-style-name="Standard">
      <style:text-properties officeooo:rsid="0025a3f9" officeooo:paragraph-rsid="0025a3f9"/>
    </style:style>
    <style:style style:name="P16" style:family="paragraph" style:parent-style-name="Standard">
      <style:text-properties officeooo:rsid="002a34ee" officeooo:paragraph-rsid="002a34ee"/>
    </style:style>
    <style:style style:name="P17" style:family="paragraph" style:parent-style-name="Standard">
      <style:text-properties fo:font-weight="normal" officeooo:rsid="002c7930" officeooo:paragraph-rsid="002c7930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1023d" officeooo:paragraph-rsid="00220c0a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1023d" officeooo:paragraph-rsid="002a34ee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20c0a" officeooo:paragraph-rsid="00220c0a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220c0a" officeooo:paragraph-rsid="002a34ee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2aaa32" officeooo:paragraph-rsid="002aaa32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220c0a" officeooo:paragraph-rsid="00220c0a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2a34ee" officeooo:paragraph-rsid="002a34ee"/>
    </style:style>
    <style:style style:name="P25" style:family="paragraph" style:parent-style-name="Standard">
      <style:text-properties fo:font-weight="bold" officeooo:rsid="002c7930" officeooo:paragraph-rsid="002c7930" style:font-weight-asian="bold" style:font-weight-complex="bold"/>
    </style:style>
    <style:style style:name="P26" style:family="paragraph" style:parent-style-name="Standard">
      <style:text-properties fo:font-weight="bold" officeooo:rsid="002c7930" officeooo:paragraph-rsid="002e971c" style:font-weight-asian="bold" style:font-weight-complex="bold"/>
    </style:style>
    <style:style style:name="P27" style:family="paragraph" style:parent-style-name="Standard" style:list-style-name="L1">
      <style:text-properties officeooo:rsid="0011023d" officeooo:paragraph-rsid="002c7930"/>
    </style:style>
    <style:style style:name="P28" style:family="paragraph" style:parent-style-name="Standard" style:list-style-name="L1">
      <style:text-properties officeooo:rsid="0011023d" officeooo:paragraph-rsid="002e971c"/>
    </style:style>
    <style:style style:name="P29" style:family="paragraph" style:parent-style-name="Standard" style:list-style-name="L1">
      <style:text-properties officeooo:rsid="00220c0a" officeooo:paragraph-rsid="002c7930"/>
    </style:style>
    <style:style style:name="P30" style:family="paragraph" style:parent-style-name="Standard" style:list-style-name="L1">
      <style:text-properties officeooo:rsid="00220c0a" officeooo:paragraph-rsid="002e971c"/>
    </style:style>
    <style:style style:name="P31" style:family="paragraph" style:parent-style-name="Standard" style:list-style-name="L1">
      <style:text-properties fo:font-weight="normal" officeooo:rsid="0011023d" officeooo:paragraph-rsid="002c7930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1023d" officeooo:paragraph-rsid="002e971c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2c7930" officeooo:paragraph-rsid="002c7930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2c7930" officeooo:paragraph-rsid="002e971c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2e971c" officeooo:paragraph-rsid="002e971c" style:font-weight-asian="normal" style:font-weight-complex="normal"/>
    </style:style>
    <style:style style:name="P36" style:family="paragraph" style:parent-style-name="Standard">
      <style:text-properties officeooo:rsid="002a34ee" officeooo:paragraph-rsid="002a34ee"/>
    </style:style>
    <style:style style:name="P37" style:family="paragraph" style:parent-style-name="Standard" style:list-style-name="L2">
      <style:paragraph-properties fo:margin-left="1.251cm" fo:margin-right="0cm" fo:text-indent="0cm" style:auto-text-indent="false"/>
      <style:text-properties officeooo:rsid="002a34ee" officeooo:paragraph-rsid="002a34ee"/>
    </style:style>
    <style:style style:name="T1" style:family="text">
      <style:text-properties officeooo:rsid="0013ceff"/>
    </style:style>
    <style:style style:name="T2" style:family="text">
      <style:text-properties officeooo:rsid="0013e9a3"/>
    </style:style>
    <style:style style:name="T3" style:family="text">
      <style:text-properties officeooo:rsid="0014aeb9"/>
    </style:style>
    <style:style style:name="T4" style:family="text">
      <style:text-properties officeooo:rsid="00220c0a"/>
    </style:style>
    <style:style style:name="T5" style:family="text">
      <style:text-properties officeooo:rsid="0011023d"/>
    </style:style>
    <style:style style:name="T6" style:family="text">
      <style:text-properties officeooo:rsid="001bfdbf"/>
    </style:style>
    <style:style style:name="T7" style:family="text">
      <style:text-properties officeooo:rsid="002768ad"/>
    </style:style>
    <style:style style:name="T8" style:family="text">
      <style:text-properties officeooo:rsid="002a9df3"/>
    </style:style>
    <style:style style:name="T9" style:family="text">
      <style:text-properties fo:font-weight="normal" officeooo:rsid="0011023d" style:font-weight-asian="normal" style:font-weight-complex="normal"/>
    </style:style>
    <style:style style:name="T10" style:family="text">
      <style:text-properties officeooo:rsid="002e97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0">State Machine starten</text:span>:</text:p>
      <text:list xml:id="list585342011" text:style-name="L1">
        <text:list-item>
          <text:p text:style-name="P28">Neues Terminal öffnen und eine SSH Verbindung zum Jetson Nano herstellen</text:p>
          <text:list>
            <text:list-item>
              <text:p text:style-name="P30"><text:span text:style-name="T9">ssh </text:span><text:a xlink:type="simple" xlink:href="mailto:nvidia@141.7.25.104" text:style-name="Internet_20_link" text:visited-style-name="Visited_20_Internet_20_Link"><text:span text:style-name="T9">nvidia@141.7.25.104</text:span></text:a></text:p>
            </text:list-item>
            <text:list-item>
              <text:p text:style-name="P32">roslaunch turtlebot3_bringup turtlebot3_robot.launch</text:p>
            </text:list-item>
          </text:list>
        </text:list-item>
        <text:list-item>
          <text:p text:style-name="P34">Neues Terminal öffnen und das <text:span text:style-name="T10">Navigationsskript mit der richtigen Karte</text:span> öffnen</text:p>
          <text:list>
            <text:list-item>
              <text:p text:style-name="P34">roslaunch turtlebot3_navigation turtlebot3_navigation.launch map_file:=$HOME/kevin.yaml</text:p>
            </text:list-item>
          </text:list>
        </text:list-item>
        <text:list-item>
          <text:p text:style-name="P35">State Machine starten</text:p>
          <text:list>
            <text:list-item>
              <text:p text:style-name="P35">python 20220104_SM_Klassen.py</text:p>
            </text:list-item>
          </text:list>
        </text:list-item>
      </text:list>
      <text:p text:style-name="P25"/>
      <text:p text:style-name="P25">Routinefahrt öffnen:</text:p>
      <text:list xml:id="list151251503956652" text:continue-numbering="true" text:style-name="L1">
        <text:list-item>
          <text:p text:style-name="P27">Neues Terminal öffnen und eine SSH Verbindung zum Jetson Nano herstellen</text:p>
          <text:list>
            <text:list-item>
              <text:p text:style-name="P29"><text:span text:style-name="T9">ssh </text:span><text:a xlink:type="simple" xlink:href="mailto:nvidia@141.7.25.104" text:style-name="Internet_20_link" text:visited-style-name="Visited_20_Internet_20_Link"><text:span text:style-name="T9">nvidia@141.7.25.104</text:span></text:a></text:p>
            </text:list-item>
            <text:list-item>
              <text:p text:style-name="P31">roslaunch turtlebot3_bringup turtlebot3_robot.launch</text:p>
            </text:list-item>
          </text:list>
        </text:list-item>
        <text:list-item>
          <text:p text:style-name="P33">Neues Terminal öffnen und das Routineskript öffnen</text:p>
          <text:list>
            <text:list-item>
              <text:p text:style-name="P33">roslaunch rrt_exploration routinefahrt.launch</text:p>
            </text:list-item>
          </text:list>
        </text:list-item>
        <text:list-item>
          <text:p text:style-name="P33">Damit der Roboter nun die Punkte anfährt, über ein neues Terminal das Pythonskript öffnen</text:p>
          <text:list>
            <text:list-item>
              <text:p text:style-name="P33">python Sequenz.py</text:p>
            </text:list-item>
          </text:list>
        </text:list-item>
      </text:list>
      <text:p text:style-name="P17"/>
      <text:p text:style-name="P13">RRT Exploration:</text:p>
      <text:p text:style-name="P5"/>
      <text:p text:style-name="P3">1. Terminal öffnen und eine SSH Verbindung zum Jetson Nano herstellen, <text:span text:style-name="T4">dann ROS-Master starten</text:span></text:p>
      <text:p text:style-name="P18"><text:span text:style-name="T4">1.1 </text:span>ssh <text:a xlink:type="simple" xlink:href="mailto:nvidia@141.7.25.104" text:style-name="Internet_20_link" text:visited-style-name="Visited_20_Internet_20_Link"><text:span text:style-name="T2">nvidia</text:span></text:a><text:a xlink:type="simple" xlink:href="mailto:nvidia@141.7.25.104" text:style-name="Internet_20_link" text:visited-style-name="Visited_20_Internet_20_Link">@1</text:a><text:a xlink:type="simple" xlink:href="mailto:nvidia@141.7.25.104" text:style-name="Internet_20_link" text:visited-style-name="Visited_20_Internet_20_Link"><text:span text:style-name="T3">41</text:span></text:a><text:a xlink:type="simple" xlink:href="mailto:nvidia@141.7.25.104" text:style-name="Internet_20_link" text:visited-style-name="Visited_20_Internet_20_Link">.</text:a><text:a xlink:type="simple" xlink:href="mailto:nvidia@141.7.25.104" text:style-name="Internet_20_link" text:visited-style-name="Visited_20_Internet_20_Link"><text:span text:style-name="T3">7</text:span></text:a><text:a xlink:type="simple" xlink:href="mailto:nvidia@141.7.25.104" text:style-name="Internet_20_link" text:visited-style-name="Visited_20_Internet_20_Link">.</text:a><text:a xlink:type="simple" xlink:href="mailto:nvidia@141.7.25.104" text:style-name="Internet_20_link" text:visited-style-name="Visited_20_Internet_20_Link"><text:span text:style-name="T3">25</text:span></text:a><text:a xlink:type="simple" xlink:href="mailto:nvidia@141.7.25.104" text:style-name="Internet_20_link" text:visited-style-name="Visited_20_Internet_20_Link">.10</text:a><text:a xlink:type="simple" xlink:href="mailto:nvidia@141.7.25.104" text:style-name="Internet_20_link" text:visited-style-name="Visited_20_Internet_20_Link"><text:span text:style-name="T3">4</text:span></text:a></text:p>
      <text:p text:style-name="P20">1.2 roscore</text:p>
      <text:p text:style-name="P23"/>
      <text:p text:style-name="P3"><text:span text:style-name="T4">2</text:span>. Neues Terminal öffnen und eine SSH Verbindung zum Jetson Nano herstellen</text:p>
      <text:p text:style-name="P20">2.1 <text:span text:style-name="T5">ssh </text:span><text:a xlink:type="simple" xlink:href="mailto:nvidia@141.7.25.104" text:style-name="Internet_20_link" text:visited-style-name="Visited_20_Internet_20_Link"><text:span text:style-name="T5">nvidia@141.7.25.104</text:span></text:a></text:p>
      <text:p text:style-name="P20">2.2 <text:span text:style-name="T5">roslaunch turtlebot3_bringup turtlebot3_robot.launch</text:span></text:p>
      <text:p text:style-name="P1"/>
      <text:p text:style-name="P1"><text:span text:style-name="T4">3</text:span>. Neues Terminal öffnen und das SLAM Launch File ausführen</text:p>
      <text:p text:style-name="P1"><text:tab/>roslaunch turtlebot3_slam turtlebot3_slam.launch</text:p>
      <text:p text:style-name="P1"/>
      <text:p text:style-name="P6"><text:span text:style-name="T4">4</text:span>. Neues Terminal öffnen und das Navigation Launch File ausführen</text:p>
      <text:p text:style-name="P7"><text:tab/>roslaunch turtlebot3_navigation move_base.launch</text:p>
      <text:p text:style-name="P9"/>
      <text:p text:style-name="P8"><text:span text:style-name="T4">5</text:span>. <text:span text:style-name="T1">Neues Terminal öffnen und das Navigation </text:span>Explorer <text:span text:style-name="T1">File ausführen</text:span></text:p>
      <text:p text:style-name="P8"><text:tab/>roslaunch explore_lite <text:span text:style-name="T3">explore.launch</text:span></text:p>
      <text:p text:style-name="P8"/>
      <text:p text:style-name="P15">6. Neues Terminal öffnen und die aktuelle Karte abspeichern <text:span text:style-name="T7">(XXX = Dateiname)</text:span></text:p>
      <text:p text:style-name="P15"><text:tab/><text:span text:style-name="T6">rosrun map_server map_saver -f map_XXX</text:span></text:p>
      <text:p text:style-name="P12"/>
      <text:p text:style-name="P11">Navigation mit Kartenmanipulation</text:p>
      <text:p text:style-name="P2"/>
      <text:p text:style-name="P3">1. Terminal öffnen und eine SSH Verbindung zum Jetson Nano herstellen, <text:span text:style-name="T4">dann ROS-Master starten</text:span></text:p>
      <text:p text:style-name="P18"><text:span text:style-name="T4">1.1 </text:span>ssh <text:a xlink:type="simple" xlink:href="mailto:nvidia@141.7.25.104" text:style-name="Internet_20_link" text:visited-style-name="Visited_20_Internet_20_Link"><text:span text:style-name="T2">nvidia</text:span></text:a><text:a xlink:type="simple" xlink:href="mailto:nvidia@141.7.25.104" text:style-name="Internet_20_link" text:visited-style-name="Visited_20_Internet_20_Link">@1</text:a><text:a xlink:type="simple" xlink:href="mailto:nvidia@141.7.25.104" text:style-name="Internet_20_link" text:visited-style-name="Visited_20_Internet_20_Link"><text:span text:style-name="T3">41</text:span></text:a><text:a xlink:type="simple" xlink:href="mailto:nvidia@141.7.25.104" text:style-name="Internet_20_link" text:visited-style-name="Visited_20_Internet_20_Link">.</text:a><text:a xlink:type="simple" xlink:href="mailto:nvidia@141.7.25.104" text:style-name="Internet_20_link" text:visited-style-name="Visited_20_Internet_20_Link"><text:span text:style-name="T3">7</text:span></text:a><text:a xlink:type="simple" xlink:href="mailto:nvidia@141.7.25.104" text:style-name="Internet_20_link" text:visited-style-name="Visited_20_Internet_20_Link">.</text:a><text:a xlink:type="simple" xlink:href="mailto:nvidia@141.7.25.104" text:style-name="Internet_20_link" text:visited-style-name="Visited_20_Internet_20_Link"><text:span text:style-name="T3">25</text:span></text:a><text:a xlink:type="simple" xlink:href="mailto:nvidia@141.7.25.104" text:style-name="Internet_20_link" text:visited-style-name="Visited_20_Internet_20_Link">.10</text:a><text:a xlink:type="simple" xlink:href="mailto:nvidia@141.7.25.104" text:style-name="Internet_20_link" text:visited-style-name="Visited_20_Internet_20_Link"><text:span text:style-name="T3">4</text:span></text:a></text:p>
      <text:p text:style-name="P20">1.2 roscore</text:p>
      <text:p text:style-name="P3"/>
      <text:p text:style-name="P3"><text:span text:style-name="T4">2</text:span>. Neues Terminal öffnen und eine SSH Verbindung zum Jetson Nano herstellen</text:p>
      <text:p text:style-name="P20">2.1 <text:span text:style-name="T5">ssh </text:span><text:a xlink:type="simple" xlink:href="mailto:nvidia@141.7.25.104" text:style-name="Internet_20_link" text:visited-style-name="Visited_20_Internet_20_Link"><text:span text:style-name="T5">nvidia@141.7.25.104</text:span></text:a></text:p>
      <text:p text:style-name="P20">2.2 <text:span text:style-name="T5">roslaunch turtlebot3_bringup turtlebot3_robot.launch</text:span></text:p>
      <text:p text:style-name="P2"/>
      <text:p text:style-name="P2"><text:span text:style-name="T4">3</text:span>. Neues Terminal öffnen und das SLAM Launch File ausführen <text:span text:style-name="T4">(Remote Rechner)</text:span></text:p>
      <text:p text:style-name="P2"><text:soft-page-break/><text:tab/>roslaunch turtlebot3_slam turtlebot3_slam.launch</text:p>
      <text:p text:style-name="P2"/>
      <text:p text:style-name="P10"><text:span text:style-name="T4">4</text:span>. <text:s/>Neues Terminal öffnen und Remotesteuerung anschalten</text:p>
      <text:p text:style-name="P10"><text:tab/>roslaunch turtlebot3_teleop turtlebot3_teleop_key.launch </text:p>
      <text:p text:style-name="P10"/>
      <text:p text:style-name="P10"><text:span text:style-name="T4">5</text:span>. <text:s/>Umgebung abfahren und kartieren</text:p>
      <text:p text:style-name="P10"/>
      <text:p text:style-name="P10"><text:span text:style-name="T4">6</text:span>. Karte abspeichern</text:p>
      <text:p text:style-name="P10"><text:s/><text:tab/>rosrun map_server map_saver -f map_HHN</text:p>
      <text:p text:style-name="P10"/>
      <text:p text:style-name="P10"><text:span text:style-name="T4">7</text:span>. .pgm Datei in gimp öffnen und mit Stift (Stiftdimension anpassen!!)</text:p>
      <text:p text:style-name="P10"><text:s text:c="5"/>die Sperrbereiche einzeichnen.</text:p>
      <text:p text:style-name="P10"/>
      <text:p text:style-name="P10"><text:span text:style-name="T4">8</text:span>. Modifizierte Karte exportieren als… , umbenennen und den Rest auf Default lassen</text:p>
      <text:p text:style-name="P10"/>
      <text:p text:style-name="P10"><text:span text:style-name="T4">9</text:span>. Ursprungskarte umbenennen und modifizierte mit der .yaml Datei gleich benennen</text:p>
      <text:p text:style-name="P10"/>
      <text:p text:style-name="P10">1<text:span text:style-name="T4">0</text:span>. Punkt 3 ausführen</text:p>
      <text:p text:style-name="P10"/>
      <text:p text:style-name="P10">1<text:span text:style-name="T4">1</text:span>. Navigation mit neuer Karte ausführen</text:p>
      <text:p text:style-name="P10"/>
      <text:p text:style-name="P10">roslaunch turtlebot3_navigation turtlebot3_navigation.launch map_file:=$HOME/~map_HHN.yaml</text:p>
      <text:p text:style-name="P10"/>
      <text:p text:style-name="P10"/>
      <text:p text:style-name="P10"/>
      <text:p text:style-name="P14">Erklärungsvideo: Kann nicht 1:1 verwendet werden, da die es in einer Simulation über eine VM machen</text:p>
      <text:p text:style-name="P14"/>
      <text:p text:style-name="P14"><text:a xlink:type="simple" xlink:href="https://www.theconstructsim.com/ros-qa-159-create-restricted-area-map/" text:style-name="Internet_20_link" text:visited-style-name="Visited_20_Internet_20_Link">https://www.theconstructsim.com/ros-qa-159-create-restricted-area-map/</text:a></text:p>
      <text:p text:style-name="P14"/>
      <text:p text:style-name="P14"/>
      <text:p text:style-name="P14"/>
      <text:p text:style-name="P16">Init </text:p>
      <text:p text:style-name="P16"/>
      <text:p text:style-name="P4">1. Terminal öffnen und eine SSH Verbindung zum Jetson Nano herstellen, <text:span text:style-name="T4">dann ROS-Master starten</text:span></text:p>
      <text:p text:style-name="P19"><text:span text:style-name="T4">1.1 </text:span>ssh <text:a xlink:type="simple" xlink:href="mailto:nvidia@141.7.25.104" text:style-name="Internet_20_link" text:visited-style-name="Visited_20_Internet_20_Link"><text:span text:style-name="T2">nvidia</text:span></text:a><text:a xlink:type="simple" xlink:href="mailto:nvidia@141.7.25.104" text:style-name="Internet_20_link" text:visited-style-name="Visited_20_Internet_20_Link">@1</text:a><text:a xlink:type="simple" xlink:href="mailto:nvidia@141.7.25.104" text:style-name="Internet_20_link" text:visited-style-name="Visited_20_Internet_20_Link"><text:span text:style-name="T3">41</text:span></text:a><text:a xlink:type="simple" xlink:href="mailto:nvidia@141.7.25.104" text:style-name="Internet_20_link" text:visited-style-name="Visited_20_Internet_20_Link">.</text:a><text:a xlink:type="simple" xlink:href="mailto:nvidia@141.7.25.104" text:style-name="Internet_20_link" text:visited-style-name="Visited_20_Internet_20_Link"><text:span text:style-name="T3">7</text:span></text:a><text:a xlink:type="simple" xlink:href="mailto:nvidia@141.7.25.104" text:style-name="Internet_20_link" text:visited-style-name="Visited_20_Internet_20_Link">.</text:a><text:a xlink:type="simple" xlink:href="mailto:nvidia@141.7.25.104" text:style-name="Internet_20_link" text:visited-style-name="Visited_20_Internet_20_Link"><text:span text:style-name="T3">25</text:span></text:a><text:a xlink:type="simple" xlink:href="mailto:nvidia@141.7.25.104" text:style-name="Internet_20_link" text:visited-style-name="Visited_20_Internet_20_Link">.10</text:a><text:a xlink:type="simple" xlink:href="mailto:nvidia@141.7.25.104" text:style-name="Internet_20_link" text:visited-style-name="Visited_20_Internet_20_Link"><text:span text:style-name="T3">4</text:span></text:a></text:p>
      <text:p text:style-name="P21">1.2 roscore</text:p>
      <text:p text:style-name="P21"/>
      <text:p text:style-name="P24"><text:span text:style-name="T8">2</text:span> Neues Terminal öffnen und Verzeichnis ändern</text:p>
      <text:list xml:id="list4061875618" text:style-name="L2">
        <text:list-header>
          <text:p text:style-name="P37"><text:span text:style-name="T8">2</text:span>.1 cd catkin_ws/src/launch</text:p>
          <text:p text:style-name="P37"><text:span text:style-name="T8">2</text:span>.2 roslaunch init.launch</text:p>
        </text:list-header>
      </text:list>
      <text:p text:style-name="P21"/>
      <text:p text:style-name="P21"/>
      <text:p text:style-name="P22">init.launch gesprächsbedarf</text:p>
      <text:p text:style-name="P22">init2.launch läuft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3T12:39:49.762593357</meta:creation-date>
    <dc:date>2022-01-04T15:12:49.917168063</dc:date>
    <meta:editing-duration>PT6H40M1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378" meta:character-count="3055" meta:non-whitespace-character-count="2737"/>
  </office:meta>
</office:document-meta>
</file>